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432pt"/>
    </style:style>
    <style:style style:name="co3" style:family="table-column">
      <style:table-column-properties fo:break-before="auto" style:column-width="603.75pt"/>
    </style:style>
    <style:style style:name="co4" style:family="table-column">
      <style:table-column-properties fo:break-before="auto" style:column-width="625.49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4pt" fo:break-before="auto" style:use-optimal-row-height="true"/>
    </style:style>
    <style:style style:name="ro4" style:family="table-row">
      <style:table-row-properties style:row-height="69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123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ro10" style:family="table-row">
      <style:table-row-properties style:row-height="147.74pt" fo:break-before="auto" style:use-optimal-row-height="true"/>
    </style:style>
    <style:style style:name="ro11" style:family="table-row">
      <style:table-row-properties style:row-height="15pt" fo:break-before="auto" style:use-optimal-row-height="false"/>
    </style:style>
    <style:style style:name="ta1" style:family="table" style:master-page-name="PageStyle_5f_PowerPitch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4" style:family="text">
      <style:text-properties style:font-name="Microsoft YaHe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Arial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Microsoft YaHei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color="#000000" fo:text-shadow="none" style:text-position="0% 100%" style:font-size-asian="10pt" style:font-size-complex="10pt" style:font-weight-asian="normal" style:font-weight-complex="normal" style:font-style-complex="normal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Microsoft YaHei"/>
    </style:style>
    <style:style style:name="T1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Arial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4" style:family="text">
      <style:text-properties style:font-name="Segoe U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Times New Roman"/>
    </style:style>
    <style:style style:name="T1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Segoe UI"/>
    </style:style>
    <style:style style:name="T17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Microsoft YaHei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4" style:family="text">
      <style:text-properties style:font-style-complex="normal" style:font-name="Microsoft YaHei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/>
    </style:style>
    <style:style style:name="T2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2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Microsoft YaHei"/>
    </style:style>
    <style:style style:name="T27" style:family="text">
      <style:text-properties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Pi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4" office:value-type="string" calcext:value-type="string">
            <text:p>A Free modern engine</text:p>
          </table:table-cell>
          <table:table-cell table:style-name="ce16" office:value-type="string" calcext:value-type="string">
            <text:p>Un moteur moderne et gratuit</text:p>
          </table:table-cell>
          <table:table-cell table:style-name="ce17" office:value-type="string" calcext:value-type="string">
            <text:p>最新のオプンソースゲームエンジン</text:p>
          </table:table-cell>
          <table:table-cell table:style-name="ce4" office:value-type="string" calcext:value-type="string">
            <text:p>Un motor libre y moderno</text:p>
          </table:table-cell>
          <table:table-cell table:style-name="ce10" table:number-columns-repeated="22"/>
          <table:table-cell table:number-columns-repeated="997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4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16" office:value-type="string" calcext:value-type="string">
            <text:p>Moteurs de rendu [color=#26BFE3]2d[/color] et [color=#E3266F]3d[/color] séparés</text:p>
            <text:p>[color=#F2971A] Éditeur de jeu[/color] complet</text:p>
            <text:p/>
            <text:p>Créez vos projets sur Windows, Mac, ou Linux</text:p>
            <text:p>Exportez vos jeux sur PC, mobile, web*</text:p>
          </table:table-cell>
          <table:table-cell table:style-name="ce18" office:value-type="string" calcext:value-type="string">
            <text:p><text:span text:style-name="T1">両方</text:span><text:span text:style-name="T2">[color=#26BFE3]</text:span><text:span text:style-name="T3">２</text:span><text:span text:style-name="T2">D[/color]</text:span><text:span text:style-name="T3">と</text:span><text:span text:style-name="T2">[color=#E3266F]</text:span><text:span text:style-name="T3">３</text:span><text:span text:style-name="T2">D[/color] </text:span><text:span text:style-name="T3">レンダリングエンジン</text:span></text:p>
            <text:p><text:span text:style-name="T4">全面的な</text:span><text:span text:style-name="T5">[color=#F2971A]</text:span><text:span text:style-name="T6">ゲームエディタ</text:span><text:span text:style-name="T5">[/color]</text:span></text:p>
            <text:p/>
            <text:p><text:span text:style-name="T4">プロジェクトを</text:span><text:span text:style-name="T5">Windows</text:span><text:span text:style-name="T6">か</text:span><text:span text:style-name="T5">Mac</text:span><text:span text:style-name="T6">か</text:span><text:span text:style-name="T5">Linux</text:span><text:span text:style-name="T6">で作られます</text:span></text:p>
            <text:p><text:span text:style-name="T1">ゲームをコンピューターとかモバイルとかインタネットなどエクスポートできます＊</text:span></text:p>
          </table:table-cell>
          <table:table-cell table:style-name="ce4" office:value-type="string" calcext:value-type="string">
            <text:p>Renderers [color=#26BFE3]2D[/color] y [color=#E3266F]3D[/color] independientes</text:p>
            <text:p>[color=#F2971A]Editor de juegos[/color] completo</text:p>
            <text:p/>
            <text:p>Crea proyectos en Windows, Mac y Linux</text:p>
            <text:p>Exportalos a PC, móvil, web*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_free_modern_engine_Column_Footer_text</text:p>
          </table:table-cell>
          <table:table-cell table:style-name="ce4" office:value-type="string" calcext:value-type="string">
            <text:p>*And PS4, XboxOne, Switch, PS Vita...</text:p>
          </table:table-cell>
          <table:table-cell table:style-name="ce16" office:value-type="string" calcext:value-type="string">
            <text:p>*Et sur PS4, XboxOne, Switch, PS Vita ...</text:p>
          </table:table-cell>
          <table:table-cell table:style-name="ce17" office:value-type="string" calcext:value-type="string">
            <text:p>＊コンソールのためにも出力できます</text:p>
          </table:table-cell>
          <table:table-cell table:style-name="ce4" office:value-type="string" calcext:value-type="string">
            <text:p>*Y PS4, Xbox One, Switch, PS Vita...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4" office:value-type="string" calcext:value-type="string">
            <text:p>State of the art 3d engine</text:p>
          </table:table-cell>
          <table:table-cell table:style-name="ce16" office:value-type="string" calcext:value-type="string">
            <text:p>Moteur 3d dernier-cri</text:p>
          </table:table-cell>
          <table:table-cell table:style-name="ce18" office:value-type="string" calcext:value-type="string">
            <text:p><text:span text:style-name="T1">最先端の３</text:span><text:span text:style-name="T2">D</text:span><text:span text:style-name="T3">エンジン</text:span></text:p>
          </table:table-cell>
          <table:table-cell table:style-name="ce4" office:value-type="string" calcext:value-type="string">
            <text:p>Motor 3D a la última</text:p>
          </table:table-cell>
          <table:table-cell table:style-name="ce10" table:number-columns-repeated="22"/>
          <table:table-cell table:number-columns-repeated="997"/>
        </table:table-row>
        <table:table-row table:style-name="ro4">
          <table:table-cell table:style-name="ce2" office:value-type="string" calcext:value-type="string">
            <text:p>State_of_the_art_3d_engine_Column_Body_Row_TextBox_text</text:p>
          </table:table-cell>
          <table:table-cell table:style-name="ce4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16" office:value-type="string" calcext:value-type="string">
            <text:p>[color=#E3266F]Rendu PBR (Physically-based rendering)[/color] avec anti-aliasing MSAA</text:p>
            <text:p>[color=#02E180]Matériau BSDF[/color] de Pixar avec support du Subsurface Scattering, réflexion, réfraction, clearcoat...</text:p>
            <text:p>[color=#26BFE3]Illumination globale[/color] en temps réel</text:p>
            <text:p>[color=#F2971A]Effets d'image mid et post-rendu[/color]: courbes et exposition automatique, reflets en espace-écran, brouillard, bloom, profondeur de champ...</text:p>
          </table:table-cell>
          <table:table-cell table:style-name="ce18" office:value-type="string" calcext:value-type="string">
            <text:p><text:span text:style-name="T7">MSAA</text:span><text:span text:style-name="T8">をサポートする</text:span><text:span text:style-name="T7">[color=#E3266F]</text:span><text:span text:style-name="T8">物理ベースレンダリング</text:span><text:span text:style-name="T7">[/color]</text:span></text:p>
            <text:p><text:span text:style-name="T9">[color=#02E180]BSDF</text:span><text:span text:style-name="T10">マテリアル</text:span><text:span text:style-name="T11">[/color]</text:span><text:span text:style-name="T10">：皮下拡散（</text:span><text:span text:style-name="T11">Subsurface Scattering</text:span><text:span text:style-name="T10">）とか</text:span><text:span text:style-name="T11">, </text:span><text:span text:style-name="T10">反射率とか</text:span><text:span text:style-name="T11">, </text:span><text:span text:style-name="T10">空間屈折（</text:span><text:span text:style-name="T11">Refraction</text:span><text:span text:style-name="T10">）など使用可能です</text:span></text:p>
            <text:p><text:span text:style-name="T7">[color=#26BFE3]</text:span><text:span text:style-name="T8">間接光・放射</text:span><text:span text:style-name="T7">[/color]</text:span><text:span text:style-name="T8">（</text:span><text:span text:style-name="T7">Global Illumination)</text:span></text:p>
            <text:p><text:span text:style-name="T12">[color=#F2971A]</text:span><text:span text:style-name="T3">後処理</text:span><text:span text:style-name="T2">[/color]</text:span><text:span text:style-name="T3">：自動露光し</text:span><text:span text:style-name="T2">SSR</text:span><text:span text:style-name="T3">し被写界深度などがあります</text:span></text:p>
          </table:table-cell>
          <table:table-cell table:style-name="ce4" office:value-type="string" calcext:value-type="string">
            <text:p>[color=#E3266F]Renderizado basado en físicas[/color] con soporte para MSAA</text:p>
            <text:p>[color=#02E180]Soporta BSDF[/color] con Subsurface Scattering, reflejos, refracción, clearcoat...</text:p>
            <text:p>[color=#26BFE3]Iluminación global[/color] para preciosos gráficos en tiempo real</text:p>
            <text:p>[color=#F2971A]Efectos de mid/pos-procesado[/color], incluyendo curvas y auto exposición, reflejos en screen-space, niebla, resplandores, profundidad de campo…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4" office:value-type="string" calcext:value-type="string">
            <text:p>Designed to work well with Blender 2.8's Eevee realtime engine</text:p>
          </table:table-cell>
          <table:table-cell table:style-name="ce16" office:value-type="string" calcext:value-type="string">
            <text:p>Compatible avec le moteur en temps réel Eevee de Blender 2.8</text:p>
          </table:table-cell>
          <table:table-cell table:style-name="ce18" office:value-type="string" calcext:value-type="string">
            <text:p><text:span text:style-name="T13">Blender3d 2.8</text:span><text:span text:style-name="T6">の</text:span><text:span text:style-name="T5">Eevee</text:span><text:span text:style-name="T6">リアルタイムレンダリングエンジンと互換します</text:span></text:p>
          </table:table-cell>
          <table:table-cell table:style-name="ce4" office:value-type="string" calcext:value-type="string">
            <text:p>Diseñado para funcionar perfectamente junto al motor en tiempo real Eeevee de Blender 2.8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Header_title</text:p>
          </table:table-cell>
          <table:table-cell table:style-name="ce4" office:value-type="string" calcext:value-type="string">
            <text:p>All-in-one package</text:p>
          </table:table-cell>
          <table:table-cell table:style-name="ce16" office:value-type="string" calcext:value-type="string">
            <text:p>Un outil tout-en-un</text:p>
          </table:table-cell>
          <table:table-cell table:style-name="ce17" office:value-type="string" calcext:value-type="string">
            <text:p>必要とするツールは全て含まれています</text:p>
          </table:table-cell>
          <table:table-cell table:style-name="ce4" office:value-type="string" calcext:value-type="string">
            <text:p>Todo en uno</text:p>
          </table:table-cell>
          <table:table-cell table:style-name="ce10" table:number-columns-repeated="22"/>
          <table:table-cell table:number-columns-repeated="997"/>
        </table:table-row>
        <table:table-row table:style-name="ro5">
          <table:table-cell table:style-name="ce2" office:value-type="string" calcext:value-type="string">
            <text:p>All_in_one_package_Column_Body_Row_TextBox_text</text:p>
          </table:table-cell>
          <table:table-cell table:style-name="ce4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6" office:value-type="string" calcext:value-type="string">
            <text:p>- [color=#E3266F]Éditeur de code[/color] avec référence intégrée et autocomplétion</text:p>
            <text:p>- [color=#26BFE3]Éditeur d'animations[/color] avec skinning et rigging 2D</text:p>
            <text:p>- [color=#F2971A]Éditeur de tilesets et de tilemaps[/color], autotiles inclus</text:p>
            <text:p>- [color=#02E180]Éditeur de shader[/color]: sous forme de briques visuelles ou via un langage simplifié</text:p>
            <text:p>- [color=#02E180]Éditeur de thème de l'interface utilisateur[/color]</text:p>
            <text:p/>
            <text:p>De nouveaux outils sont ajoutés avec chaque version!</text:p>
          </table:table-cell>
          <table:table-cell table:style-name="ce18" office:value-type="string" calcext:value-type="string">
            <text:p><text:span text:style-name="T7">- </text:span><text:span text:style-name="T8">便覧が含まれている</text:span><text:span text:style-name="T7">[color=#E3266F]</text:span><text:span text:style-name="T8">開発環境</text:span><text:span text:style-name="T7">[/color]</text:span></text:p>
            <text:p><text:span text:style-name="T7">- IK</text:span><text:span text:style-name="T8">とリギングできる</text:span><text:span text:style-name="T7">[color=#26BFE3]</text:span><text:span text:style-name="T8">アニメーションエディタ</text:span><text:span text:style-name="T7">[/color]</text:span></text:p>
            <text:p><text:span text:style-name="T12">- [color=#F2971A]</text:span><text:span text:style-name="T3">タイルセットとタイルマップエディタ</text:span><text:span text:style-name="T2">[/color]</text:span></text:p>
            <text:p><text:span text:style-name="T13">- [color=#02E180]</text:span><text:span text:style-name="T6">シェーダーエディタ</text:span><text:span text:style-name="T5">[/color]</text:span><text:span text:style-name="T6">、表か書かれたコードでプログラミングできます</text:span></text:p>
            <text:p><text:span text:style-name="T12">- [color=#02E180]</text:span><text:span text:style-name="T3">ジーユーアイテーマエディタ</text:span><text:span text:style-name="T2">[/color]</text:span></text:p>
            <text:p/>
            <text:p><text:span text:style-name="T1">開発者たちはいつも新しいツールを作っています</text:span></text:p>
          </table:table-cell>
          <table:table-cell table:style-name="ce4" office:value-type="string" calcext:value-type="string">
            <text:p>- [color=#E3266F]Editor de texto[/color] con autocompletado y documentación</text:p>
            <text:p>- Editor de [color=#26BFE3]animaciones[/color] con rigging 2D</text:p>
            <text:p>- [color=#F2971A]Editor de tilemaps[/color] con autotiles</text:p>
            <text:p>- Editor de [color=#02E180]shaders[/color], visual y en código</text:p>
            <text:p>- [color=#02E180]Editor de temas para UIs[/color]</text:p>
            <text:p/>
            <text:p>¡Nuevas herramientas en cada versión!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4" office:value-type="string" calcext:value-type="string">
            <text:p>For instance Godot 3.1 ships with a new animation editor that supports cut-scenes</text:p>
          </table:table-cell>
          <table:table-cell table:style-name="ce16" office:value-type="string" calcext:value-type="string">
            <text:p>La version 3.1 apporte un éditeur de cinématiques avec le séquençage d'animations, par exemple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　</text:span><text:span text:style-name="T7">IK</text:span><text:span text:style-name="T8">とメッシュスッキニングはもう入手可能</text:span></text:p>
          </table:table-cell>
          <table:table-cell table:style-name="ce4" office:value-type="string" calcext:value-type="string">
            <text:p>Por ejemplo, Godot 3.1 trae un nuevo editor de animaciones con soporte para cinemáticas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title</text:p>
          </table:table-cell>
          <table:table-cell table:style-name="ce4" office:value-type="string" calcext:value-type="string">
            <text:p>Create Anything</text:p>
          </table:table-cell>
          <table:table-cell table:style-name="ce16" office:value-type="string" calcext:value-type="string">
            <text:p>Créez toutes sortes d'applications</text:p>
          </table:table-cell>
          <table:table-cell table:style-name="ce17" office:value-type="string" calcext:value-type="string">
            <text:p>何でも作られます</text:p>
          </table:table-cell>
          <table:table-cell table:style-name="ce4" office:value-type="string" calcext:value-type="string">
            <text:p>Creación sin límites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4" office:value-type="string" calcext:value-type="string">
            <text:p>2d and 3d Games, tools, or applications</text:p>
          </table:table-cell>
          <table:table-cell table:style-name="ce16" office:value-type="string" calcext:value-type="string">
            <text:p>Jeux 2d et 3d, outils ou programmes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と３</text:span><text:span text:style-name="T7">D</text:span><text:span text:style-name="T8">ゲームしツールしソフトウェアもできます</text:span></text:p>
          </table:table-cell>
          <table:table-cell table:style-name="ce4" office:value-type="string" calcext:value-type="string">
            <text:p>Juegos en 2D y 3D, <text:s/>herramientas, aplicaciones…</text:p>
          </table:table-cell>
          <table:table-cell table:style-name="ce10" table:number-columns-repeated="22"/>
          <table:table-cell table:number-columns-repeated="997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4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16" office:value-type="string" calcext:value-type="string">
            <text:p>Projets:</text:p>
            <text:p/>
            <text:p>- [color=#F2971A]Ex Zodiac[/color], par Ben Hickling</text:p>
            <text:p>- [color=#02E180]RPG dans une boîte[/color], par Justin Arnold</text:p>
            <text:p>- [color=#26BFE3]Procedural mesh graph*[/color], outil de modélisation procédurale via un langage visuel, par Bastiaan Olij</text:p>
          </table:table-cell>
          <table:table-cell table:style-name="ce18" office:value-type="string" calcext:value-type="string">
            <text:p><text:span text:style-name="T8">プロジェクト</text:span><text:span text:style-name="T7">:</text:span></text:p>
            <text:p/>
            <text:p><text:span text:style-name="T12">- </text:span><text:span text:style-name="T3">ベン・ヒックリングの</text:span><text:span text:style-name="T2">[color=#F2971A]Ex Zodiac[/color]</text:span></text:p>
            <text:p><text:span text:style-name="T12">- </text:span><text:span text:style-name="T3">ジャスティン・アーノルドの</text:span><text:span text:style-name="T2">[color=#02E180]RPG in a Box[/color]</text:span></text:p>
            <text:p><text:span text:style-name="T12">- </text:span><text:span text:style-name="T3">バスティアン・オリェの</text:span><text:span text:style-name="T2">[color=#26BFE3]Procedural Mesh Generator[/color]*</text:span></text:p>
          </table:table-cell>
          <table:table-cell table:style-name="ce4" office:value-type="string" calcext:value-type="string">
            <text:p>Proyec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4" office:value-type="string" calcext:value-type="string">
            <text:p>*Open source, available on GitHub</text:p>
          </table:table-cell>
          <table:table-cell table:style-name="ce16" office:value-type="string" calcext:value-type="string">
            <text:p>*Open Source, disponible sur GitHub</text:p>
          </table:table-cell>
          <table:table-cell table:style-name="ce18" office:value-type="string" calcext:value-type="string">
            <text:p><text:span text:style-name="T1">＊</text:span><text:span text:style-name="T2">GitHub</text:span><text:span text:style-name="T3">でダウンロードできるオプンソースパラグイン</text:span></text:p>
          </table:table-cell>
          <table:table-cell table:style-name="ce4" office:value-type="string" calcext:value-type="string">
            <text:p>*Open source, disponible en GitHub</text:p>
          </table:table-cell>
          <table:table-cell table:style-name="ce10" table:number-columns-repeated="22"/>
          <table:table-cell table:number-columns-repeated="997"/>
        </table:table-row>
        <table:table-row table:style-name="ro6">
          <table:table-cell table:style-name="ce2" office:value-type="string" calcext:value-type="string">
            <text:p>CodeFreely_Header_title</text:p>
          </table:table-cell>
          <table:table-cell table:style-name="ce4" office:value-type="string" calcext:value-type="string">
            <text:p>Code freely</text:p>
          </table:table-cell>
          <table:table-cell table:style-name="ce16" office:value-type="string" calcext:value-type="string">
            <text:p>Programmez librement</text:p>
            <text:p/>
          </table:table-cell>
          <table:table-cell table:style-name="ce17" office:value-type="string" calcext:value-type="string">
            <text:p>自由にプログラミングできます</text:p>
          </table:table-cell>
          <table:table-cell table:style-name="ce4" office:value-type="string" calcext:value-type="string">
            <text:p>Programa a tu manera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4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16" office:value-type="string" calcext:value-type="string">
            <text:p>Godot vous donne le choix entre de nombreux langages de programmation:</text:p>
            <text:p/>
            <text:p>[color=#02E180]GDScript[/color], langage de scripting ressemblant à Python, conçu pour les programmeurs gameplay</text:p>
            <text:p>[color=#F2971A]C# 7.0[/color] avec le compileur Mono</text:p>
            <text:p>Support de [color=#E3266F]C[/color] et de [color=#E3266F]C ++[/color] sans avoir à recompiler le moteur</text:p>
            <text:p>[color=#26BFE3]VisualScript[/color], langage de programmation visuel</text:p>
            <text:p/>
          </table:table-cell>
          <table:table-cell table:style-name="ce18" office:value-type="string" calcext:value-type="string">
            <text:p><text:span text:style-name="T7">Godot</text:span><text:span text:style-name="T8">でいろんなコンピューター言語で書けます：</text:span></text:p>
            <text:p/>
            <text:p><text:span text:style-name="T13">Python</text:span><text:span text:style-name="T6">のような</text:span><text:span text:style-name="T5">[color=#02E180]GDScript[/color]</text:span><text:span text:style-name="T6">と言うゲーム開発者用言語</text:span></text:p>
            <text:p><text:span text:style-name="T12">Microsoft</text:span><text:span text:style-name="T3">の</text:span><text:span text:style-name="T2">Mono</text:span><text:span text:style-name="T3">コンパイラで</text:span><text:span text:style-name="T2">[color=#F2971A]C# 7.0[/color]</text:span><text:span text:style-name="T3">サポート</text:span></text:p>
            <text:p><text:span text:style-name="T8">エンジンをコンパイル無しで全体の</text:span><text:span text:style-name="T7">[color=#E3266F]C[/color]</text:span><text:span text:style-name="T8">と</text:span><text:span text:style-name="T7">[color=#E3266F]C++[/color]</text:span><text:span text:style-name="T8">サポート</text:span></text:p>
            <text:p><text:span text:style-name="T1">表の</text:span><text:span text:style-name="T2">[color=#26BFE3]VisualScript[/color]</text:span><text:span text:style-name="T3">というのデザイナのための言語</text:span></text:p>
          </table:table-cell>
          <table:table-cell table:style-name="ce4" office:value-type="string" calcext:value-type="string">
            <text:p>Godot te deja usar muchos lenguajes de programación:</text:p>
            <text:p/>
            <text:p>[color=#02E180]GDScript[/color] lenguaje similar a Python, diseñado para desarrolladores de gameplay</text:p>
            <text:p>[color=#F2971A]C# 7.0[/color] usando Mono</text:p>
            <text:p>Full [color=#E3266F]C[/color] y [color=#E3266F]C++[/color] sin necesidad de recompilar el motor</text:p>
            <text:p>[color=#26BFE3]Scripting visual[/color] usando grafos de bloqu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deFreely_Footer_text</text:p>
          </table:table-cell>
          <table:table-cell table:style-name="ce4" office:value-type="string" calcext:value-type="string">
            <text:p>Community-supported languages: Python, Nim, D, Rust...</text:p>
          </table:table-cell>
          <table:table-cell table:style-name="ce16" office:value-type="string" calcext:value-type="string">
            <text:p>D'autres langages sont pris en charge grâce à la communauté: Python, Nim, D, Rust...</text:p>
          </table:table-cell>
          <table:table-cell table:style-name="ce18" office:value-type="string" calcext:value-type="string">
            <text:p><text:span text:style-name="T4">コミュニティのおかげで</text:span><text:span text:style-name="T5">Python</text:span><text:span text:style-name="T6">とか</text:span><text:span text:style-name="T5">Nim</text:span><text:span text:style-name="T6">とか</text:span><text:span text:style-name="T5">D</text:span><text:span text:style-name="T6">なども使えます</text:span></text:p>
          </table:table-cell>
          <table:table-cell table:style-name="ce4" office:value-type="string" calcext:value-type="string">
            <text:p>Lenguajes con soporte comunitario: Python, Nim, D, Rust…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rtual_and_augmented_reality_Column_Header2_title</text:p>
          </table:table-cell>
          <table:table-cell table:style-name="ce4" office:value-type="string" calcext:value-type="string">
            <text:p>Virtual and Augmented Reality</text:p>
          </table:table-cell>
          <table:table-cell table:style-name="ce16" office:value-type="string" calcext:value-type="string">
            <text:p>Réalité Virtuelle et Augmentée</text:p>
          </table:table-cell>
          <table:table-cell table:style-name="ce18" office:value-type="string" calcext:value-type="string">
            <text:p><text:span text:style-name="T14">仮想現実（</text:span><text:span text:style-name="T15">VR</text:span><text:span text:style-name="T16">）と拡張現実（</text:span><text:span text:style-name="T15">AR)</text:span></text:p>
          </table:table-cell>
          <table:table-cell table:style-name="ce4" office:value-type="string" calcext:value-type="string">
            <text:p>Realidad Virtual y Aumentad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rtual_and_augmented_reality_Column_Body_Row_TextBox_text</text:p>
          </table:table-cell>
          <table:table-cell table:style-name="ce4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16" office:value-type="string" calcext:value-type="string">
            <text:p>Grâce à [color=#E3266F] OpenVR[/color]</text:p>
            <text:p>Support du matériel commun: Occulus Rift, Gear VR, Leap Motion...</text:p>
            <text:p/>
            <text:p>Support de la réalité augmentée via [color=#26BFE3]Arkit[/color]</text:p>
            <text:p/>
          </table:table-cell>
          <table:table-cell table:style-name="ce18" office:value-type="string" calcext:value-type="string">
            <text:p><text:span text:style-name="T12">[color=#E3266F]OpenVR[/color]</text:span></text:p>
            <text:p><text:span text:style-name="T8">ふつうのハードウェアをサポートします：</text:span><text:span text:style-name="T7">Occulus Rift, Gear VR, Leap Motion...</text:span></text:p>
            <text:p/>
            <text:p><text:span text:style-name="T17">拡張現実は</text:span><text:span text:style-name="T2">[color=#26BFE3]ARKit[/color]</text:span><text:span text:style-name="T3">のおかげで開発できます</text:span></text:p>
          </table:table-cell>
          <table:table-cell table:style-name="ce4" office:value-type="string" calcext:value-type="string">
            <text:p>Usando [color=#E3266F]OpenVR[/color]</text:p>
            <text:p>Soporte para: Occulus Rift, Gear VR, Leap Motion...</text:p>
            <text:p/>
            <text:p>Realidad Aumentada usando [color=#26BFE3]ARKit[/color]</text:p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fessionals_use_godot_Column_Header_title</text:p>
          </table:table-cell>
          <table:table-cell table:style-name="ce4" office:value-type="string" calcext:value-type="string">
            <text:p>Professionals use Godot</text:p>
          </table:table-cell>
          <table:table-cell table:style-name="ce16" office:value-type="string" calcext:value-type="string">
            <text:p>Les pros utilisent Godot</text:p>
          </table:table-cell>
          <table:table-cell table:style-name="ce18" office:value-type="string" calcext:value-type="string">
            <text:p><text:span text:style-name="T7">Godot</text:span><text:span text:style-name="T8">を使うプロがいます</text:span></text:p>
          </table:table-cell>
          <table:table-cell table:style-name="ce4" office:value-type="string" calcext:value-type="string">
            <text:p>Usado en el entorno profesiona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ofessionals_use_godot_Column_Body_Row_TextBox_text</text:p>
          </table:table-cell>
          <table:table-cell table:style-name="ce4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16" office:value-type="string" calcext:value-type="string">
            <text:p>Des [color=#E3266F]studios de jeux[/color] comme Gamblify, GuaranApps, Kivano...</text:p>
            <text:p>Des [color=#26BFE3]écoles[/color] telles que School4Games Berlin, KidsCanCode...</text:p>
            <text:p>Des [color=#02E180]vidéastes[/color] comme Heartbeast, GamesFromScratch, [i]GDQuest[/i]...</text:p>
            <text:p/>
          </table:table-cell>
          <table:table-cell table:style-name="ce18" office:value-type="string" calcext:value-type="string">
            <text:p><text:span text:style-name="T7">[color=#E3266F]</text:span><text:span text:style-name="T8">ゲームスタジオ</text:span><text:span text:style-name="T7">[/color]</text:span><text:span text:style-name="T8">：</text:span><text:span text:style-name="T7">Gamblify, GuaranApps, Kivano...</text:span></text:p>
            <text:p><text:span text:style-name="T13">[color=#26BFE3]</text:span><text:span text:style-name="T6">大学</text:span><text:span text:style-name="T5">[/color]</text:span><text:span text:style-name="T6">：</text:span><text:span text:style-name="T5">School4Games </text:span><text:span text:style-name="T6">ベルリン</text:span><text:span text:style-name="T5">, KidsCanCode...</text:span></text:p>
            <text:p><text:span text:style-name="T12">[color=#02E180]</text:span><text:span text:style-name="T3">学習用の製作者</text:span><text:span text:style-name="T2">[/color]</text:span><text:span text:style-name="T3">：</text:span><text:span text:style-name="T2">Heartbeast, GamesFromScratch, [i]GDQuest[/i]...</text:span><text:span text:style-name="T3">今はまだ日本語の動画は少ないでしょう</text:span></text:p>
          </table:table-cell>
          <table:table-cell table:style-name="ce4" office:value-type="string" calcext:value-type="string">
            <text:p>[color=#E3266F]Estudios de videojuegos[/color] como Gamblify, GuaranApps, Kivano...</text:p>
            <text:p>[color=#26BFE3]Escuelas[/color] como School4Games Berlin, KidsCanCode...</text:p>
            <text:p>[color=#02E180]Creadores de contenido[/color] como Heartbeast, GamesFromScratch, [i]GDQuest[/i]...</text:p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4" office:value-type="string" calcext:value-type="string">
            <text:p>Made with Godot</text:p>
          </table:table-cell>
          <table:table-cell table:style-name="ce16" office:value-type="string" calcext:value-type="string">
            <text:p>Un jeu conçu avec Godot</text:p>
          </table:table-cell>
          <table:table-cell table:style-name="ce18" office:value-type="string" calcext:value-type="string">
            <text:p><text:span text:style-name="T7">Godot</text:span><text:span text:style-name="T8">で作ったゲーム</text:span></text:p>
          </table:table-cell>
          <table:table-cell table:style-name="ce4" office:value-type="string" calcext:value-type="string">
            <text:p>Made with Godo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4" office:value-type="string" calcext:value-type="string">
            <text:p>Galactic Bulwark Strike, by Josep G. Camarasa</text:p>
          </table:table-cell>
          <table:table-cell table:style-name="ce16" office:value-type="string" calcext:value-type="string">
            <text:p>Galactic Bulwark Strike, par Josep G. Camarasa</text:p>
          </table:table-cell>
          <table:table-cell table:style-name="ce18" office:value-type="string" calcext:value-type="string">
            <text:p><text:span text:style-name="T12">Josep G. Camarasa</text:span><text:span text:style-name="T3">の</text:span><text:span text:style-name="T2">Galactic Bulwark Strike</text:span></text:p>
          </table:table-cell>
          <table:table-cell table:style-name="ce4" office:value-type="string" calcext:value-type="string">
            <text:p>Galactic Bulwark Strike, por Josep G. Camaras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4" office:value-type="string" calcext:value-type="string">
            <text:p>Godot is in great shape</text:p>
          </table:table-cell>
          <table:table-cell table:style-name="ce16" office:value-type="string" calcext:value-type="string">
            <text:p>Un projet en grande forme</text:p>
          </table:table-cell>
          <table:table-cell table:style-name="ce18" office:value-type="string" calcext:value-type="string">
            <text:p><text:span text:style-name="T7">Godot</text:span><text:span text:style-name="T8">はうまくいっています</text:span></text:p>
          </table:table-cell>
          <table:table-cell table:style-name="ce4" office:value-type="string" calcext:value-type="string">
            <text:p>Desarrollo muy activo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Godot_is_in_great_shape_Column_Body_Row_TextBox2_text</text:p>
          </table:table-cell>
          <table:table-cell table:style-name="ce4" office:value-type="string" calcext:value-type="string">
            <text:p>Godot is [color=#26BFE3]Free Software[/color] built by [color=#26BFE3]hundreds of people[/color]. It's growing faster over time:</text:p>
            <text:p/>
            <text:p>- [color=#02E180]70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16" office:value-type="string" calcext:value-type="string">
            <text:p>Godot est un [color=#26BFE3]Logiciel Libre[/color] développé par [color=#26BFE3]des centaines de personnes[/color]. Son évolution accélère au fil du temps:</text:p>
            <text:p/>
            <text:p>- [color=#02E180]Plus de 700[/color] contributeurs</text:p>
            <text:p>- 16 000+ commits</text:p>
            <text:p>- 16 000+ étoiles sur GitHub</text:p>
            <text:p>- Le projet est bien organisé</text:p>
            <text:p/>
            <text:p>Godot génère plus de [color=#02E180]$9000[/color] de donations par mois sur Patreon.</text:p>
          </table:table-cell>
          <table:table-cell table:style-name="ce19" office:value-type="string" calcext:value-type="string">
            <text:p>Godot は[color=#26BFE3]数百[/color]の人が開発しました[color=#26BFE3]フリーソフトウェア[/color]</text:p>
            <text:p>段々早く成長しています:</text:p>
            <text:p/>
            <text:p>- [color=#02E180]70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style-name="ce4" office:value-type="string" calcext:value-type="string">
            <text:p>Godot es [color=#26BFE3]software libre[/color] hecho por [color=#26BFE3]cientos de personas[/color]. No para de crecer:</text:p>
            <text:p/>
            <text:p>- [color=#02E180]700+[/color] contribuidores</text:p>
            <text:p>- 16 000+ commits</text:p>
            <text:p>- 16 000+ estrellas</text:p>
            <text:p>- Proyecto bien organizado</text:p>
            <text:p/>
            <text:p>El proyecto obtiene [color=#02E180]$9000+[/color] al mes en Patreon.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Godot_is_in_great_shape_Column_Footer2_text</text:p>
          </table:table-cell>
          <table:table-cell table:style-name="ce4" office:value-type="string" calcext:value-type="string">
            <text:p>Some features are sponsored by companies: WebGL export by Mozilla, C# support by Microsoft...</text:p>
          </table:table-cell>
          <table:table-cell table:style-name="ce16" office:value-type="string" calcext:value-type="string">
            <text:p>Certaines fonctionnalités sont parrainées par des entreprises: l'export WebGL par Mozilla, le support de C# par Microsoft ...</text:p>
          </table:table-cell>
          <table:table-cell table:style-name="ce18" office:value-type="string" calcext:value-type="string">
            <text:p><text:span text:style-name="T8">いろんな機能は大きい組織主催です：</text:span><text:span text:style-name="T7">WebGL</text:span><text:span text:style-name="T8">（</text:span><text:span text:style-name="T7">Mozilla)</text:span><text:span text:style-name="T8">、</text:span><text:span text:style-name="T7">C#</text:span><text:span text:style-name="T8">（</text:span><text:span text:style-name="T7">Microsoft)</text:span></text:p>
          </table:table-cell>
          <table:table-cell table:style-name="ce4" office:value-type="string" calcext:value-type="string">
            <text:p>Algunas características están patrocinadas por compañías: exportar a WebGL por Mozilla, soporte de C# por Microsoft..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w_to_get_started_Header_title</text:p>
          </table:table-cell>
          <table:table-cell table:style-name="ce5" office:value-type="string" calcext:value-type="string">
            <text:p>How to get started</text:p>
          </table:table-cell>
          <table:table-cell table:style-name="ce16" office:value-type="string" calcext:value-type="string">
            <text:p>Comment bien débuter</text:p>
          </table:table-cell>
          <table:table-cell table:style-name="ce8" office:value-type="string" calcext:value-type="string">
            <text:p>どうやって始められますか？ </text:p>
          </table:table-cell>
          <table:table-cell table:style-name="ce5" office:value-type="string" calcext:value-type="string">
            <text:p>Cómo empezar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How_to_get_started_Body_Row_TextBox_text</text:p>
          </table:table-cell>
          <table:table-cell table:style-name="ce5" office:value-type="string" calcext:value-type="string">
            <text:p>The [color=#26BFE3]community[/color] is [b]very[/b] active. Social networks, forum, IRC, Discord…</text:p>
            <text:p>There's a [color=#26BFE3]Questions/Answers[/color] website</text:p>
            <text:p>You'll find plenty of official [color=#02E180]tutorials[/color] in the [color=#02E180]online manual[/color]</text:p>
            <text:p>There's [color=#E3266F]built-in code reference[/color] inside the game editor</text:p>
            <text:p>Use the [color=#F2971A]open source demos[/color]</text:p>
          </table:table-cell>
          <table:table-cell table:style-name="ce16" office:value-type="string" calcext:value-type="string">
            <text:p>La [color=#26BFE3]communauté[/color] est [b]très[/b] active. Vous trouverez du monde sur les réseaux sociaux, le forum, IRC, Discord...</text:p>
            <text:p>Il y a un site de [color=#26BFE3]Questions/Réponses[/color]</text:p>
            <text:p>Vous trouverez beaucoup de [color=#02E180]tutoriels officiels[/color] dans le [color=#02E180]manuel en ligne[/color]</text:p>
            <text:p>La [color=#E3266F]référence de code[/color] est intégrée dans l'éditeur</text:p>
            <text:p>Vous trouverez de nombreuses [color=#F2971A]démos open source[/color]!</text:p>
          </table:table-cell>
          <table:table-cell table:style-name="ce18" office:value-type="string" calcext:value-type="string">
            <text:p><text:span text:style-name="T18">[color=#26BFE3]</text:span><text:span text:style-name="T19">コミュニティ</text:span><text:span text:style-name="T20">[/color]</text:span><text:span text:style-name="T19">は</text:span><text:span text:style-name="T20">[b]</text:span><text:span text:style-name="T19">とても</text:span><text:span text:style-name="T20">[/b]</text:span><text:span text:style-name="T19">にぎやかです。</text:span><text:span text:style-name="T20">SNS</text:span><text:span text:style-name="T19">し</text:span><text:span text:style-name="T20">IRC</text:span><text:span text:style-name="T19">し</text:span><text:span text:style-name="T20">Discord</text:span><text:span text:style-name="T19">しで</text:span><text:span text:style-name="T20">Godot</text:span><text:span text:style-name="T19">のユーザーと会えます</text:span></text:p>
            <text:p><text:span text:style-name="T21">[color=#26BFE3]</text:span><text:span text:style-name="T22">質問と答え</text:span><text:span text:style-name="T23">[/color]</text:span><text:span text:style-name="T22">のウェブサイトもあります</text:span></text:p>
            <text:p><text:span text:style-name="T21">[color=#02E180]</text:span><text:span text:style-name="T22">便覧</text:span><text:span text:style-name="T23">[/color]</text:span><text:span text:style-name="T22">に公式の</text:span><text:span text:style-name="T23">[color=#02E180]</text:span><text:span text:style-name="T22">学習用</text:span><text:span text:style-name="T23">[/color]</text:span><text:span text:style-name="T22">が多いです</text:span></text:p>
            <text:p><text:span text:style-name="T24">開発環境に</text:span><text:span text:style-name="T25">[color=#E3266F]</text:span><text:span text:style-name="T26">コードの便覧</text:span><text:span text:style-name="T25">[/color]</text:span><text:span text:style-name="T26">が含まれます</text:span></text:p>
            <text:p><text:span text:style-name="T21">[color=#F2971A]</text:span><text:span text:style-name="T22">オプンソースのデモ</text:span><text:span text:style-name="T23">[/color]</text:span><text:span text:style-name="T22">も多いです</text:span></text:p>
          </table:table-cell>
          <table:table-cell table:style-name="ce5" office:value-type="string" calcext:value-type="string">
            <text:p>La [color=#26BFE3]comunidad[/color] es [b]muy[/b] activa. Redes sociales, foro, IRC, Discord…</text:p>
            <text:p>Hay una página de [color=#26BFE3]Preguntas/Respuestas[/color]</text:p>
            <text:p>Encontrarás muchos [color=#02E180]tutorialess[/color] oficiales en el [color=#02E180]manual online[/color]</text:p>
            <text:p>Hay [color=#E3266F]documentación[/color] dentro del propio editor</text:p>
            <text:p>Usa [color=#F2971A]demos open source[/color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ow_to_get_started_Footer_text</text:p>
          </table:table-cell>
          <table:table-cell table:style-name="ce5" office:value-type="string" calcext:value-type="string">
            <text:p>Most of the resources are in English though... a good way to practice?</text:p>
          </table:table-cell>
          <table:table-cell table:style-name="ce16" office:value-type="string" calcext:value-type="string">
            <text:p>L'éditeur est déjà traduit en français, ainsi qu'une part croissante des tutoriels officiels</text:p>
          </table:table-cell>
          <table:table-cell table:style-name="ce18" office:value-type="string" calcext:value-type="string">
            <text:p><text:span text:style-name="T27">大体情報は英語ですが良い練習になれるでしょうね？</text:span><text:span text:style-name="T28">;)</text:span></text:p>
          </table:table-cell>
          <table:table-cell table:style-name="ce5" office:value-type="string" calcext:value-type="string">
            <text:p>La mayoría de los recursos están en inglés… ¿hora de aprender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arn_from_simple_free_demos_Column_Header2_title</text:p>
          </table:table-cell>
          <table:table-cell table:style-name="ce4" office:value-type="string" calcext:value-type="string">
            <text:p>Learn from simple Free demos</text:p>
          </table:table-cell>
          <table:table-cell table:style-name="ce16" office:value-type="string" calcext:value-type="string">
            <text:p>Démos libres</text:p>
          </table:table-cell>
          <table:table-cell table:style-name="ce17" office:value-type="string" calcext:value-type="string">
            <text:p>読みやすいデモで勉強できます</text:p>
          </table:table-cell>
          <table:table-cell table:style-name="ce4" office:value-type="string" calcext:value-type="string">
            <text:p>Aprende de demos simples y libr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earn_from_simple_free_demos_Column_Footer2_text</text:p>
          </table:table-cell>
          <table:table-cell table:style-name="ce4" office:value-type="string" calcext:value-type="string">
            <text:p>Both official and 3rd-party</text:p>
          </table:table-cell>
          <table:table-cell table:style-name="ce16" office:value-type="string" calcext:value-type="string">
            <text:p>Il y en a beaucoup, officielles ou mises à disposition par la communauté</text:p>
          </table:table-cell>
          <table:table-cell table:style-name="ce17" office:value-type="string" calcext:value-type="string">
            <text:p>公式プロジェクトもコミュニティのもあります</text:p>
          </table:table-cell>
          <table:table-cell table:style-name="ce4" office:value-type="string" calcext:value-type="string">
            <text:p>Tanto oficiales como de tercer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ank_you_Column_Header2_title</text:p>
          </table:table-cell>
          <table:table-cell table:style-name="ce4" office:value-type="string" calcext:value-type="string">
            <text:p>Thank you!</text:p>
          </table:table-cell>
          <table:table-cell table:style-name="ce16" office:value-type="string" calcext:value-type="string">
            <text:p>Merci beaucoup!</text:p>
          </table:table-cell>
          <table:table-cell table:style-name="ce17" office:value-type="string" calcext:value-type="string">
            <text:p>ありがとうございました！</text:p>
          </table:table-cell>
          <table:table-cell table:style-name="ce4" office:value-type="string" calcext:value-type="string">
            <text:p>¡Muchas gracias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ank_you_Column_Header2_subtitle</text:p>
          </table:table-cell>
          <table:table-cell table:style-name="ce4" office:value-type="string" calcext:value-type="string">
            <text:p>Any question?</text:p>
          </table:table-cell>
          <table:table-cell table:style-name="ce16" office:value-type="string" calcext:value-type="string">
            <text:p>Des questions?</text:p>
          </table:table-cell>
          <table:table-cell table:style-name="ce17" office:value-type="string" calcext:value-type="string">
            <text:p>質問がありますか？</text:p>
          </table:table-cell>
          <table:table-cell table:style-name="ce4" office:value-type="string" calcext:value-type="string">
            <text:p>¿Alguna pregunta?</text:p>
          </table:table-cell>
          <table:table-cell table:number-columns-repeated="1019"/>
        </table:table-row>
        <table:table-row table:style-name="ro10">
          <table:table-cell table:style-name="ce2" office:value-type="string" calcext:value-type="string">
            <text:p>Thank_you_Column_Body_Row_TextBox2_text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16" office:value-type="string" calcext:value-type="string">
            <text:p>Réseaux sociaux:[color=#26BFE3] @NathanGDquest[/color]</text:p>
            <text:p>[color=#F2971A] youtube.com/c/gdquest[/color]</text:p>
            <text:p/>
            <text:p>Crédits:</text:p>
            <text:p>- [url=https://play.google.com/store/apps/detailsid=fr.guaranapps.games.get_teddy?]Get Teddy[/url] par GuaranApps</text:p>
            <text:p>- [url=http://www.rpginabox.com/]RPG in a Box[/url] par Justin</text:p>
            <text:p/>
            <text:p>Cette présentation est un projet Godot Libre!</text:p>
            <text:p>Téléchargez-la et contribuez-y sur [url=https://github.com/GDquest/godot-3-presentation]GitHub[/url]. Elle est traduite dans plusieurs langues.</text:p>
            <text:p/>
          </table:table-cell>
          <table:table-cell table:style-name="ce21" office:value-type="string" calcext:value-type="string">
            <text:p><text:a xlink:href="https://github.com/GDquest/godot-3-presentation%5DGitHub%5B/url%5Dでダウンロードで" xlink:type="simple">ツイタ：[color=#26BFE3]@NathanGDquest[/color]
Youtube：[color=#F2971A]youtube.com/c/gdquest[/color]

Credits:
- [url=https://play.google.com/store/apps/details?id=fr.guaranapps.games.get_teddy]Get Teddy[/url] by GuaranApps
- [url=http://www.rpginabox.com/]RPG in a Box[/url] by Justin

この発表はオプンソースのGodotのプロジェクトです：[url=https://github.com/GDquest/godot-3-presentation]GitHub[/url]でダウンロードできます. 色んな言語で利用可能です。</text:a>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¡Esta presentación es un proyecto open-source hecho en Godot!</text:p>
            <text:p>Está en [url=https://github.com/GDquest/godot-3-presentation]GitHub[/url]. Disponible en varios idiomas.</text:p>
            <text:p/>
          </table:table-cell>
          <table:table-cell table:number-columns-repeated="1019"/>
        </table:table-row>
        <table:table-row table:style-name="ro1" table:number-rows-repeated="966">
          <table:table-cell/>
          <table:table-cell table:style-name="ce5"/>
          <table:table-cell table:number-columns-repeated="2"/>
          <table:table-cell table:style-name="ce5"/>
          <table:table-cell table:number-columns-repeated="1019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23:49:11.55629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werPitch" style:display-name="PageStyle_PowerPit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date>2018-10-03T00:17:57.495589122</dc:date>
    <meta:editing-duration>PT9M52S</meta:editing-duration>
    <meta:editing-cycles>4</meta:editing-cycles>
    <meta:document-statistic meta:table-count="1" meta:cell-count="170" meta:object-count="0"/>
  </office:meta>
</office:document-meta>
</file>